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24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0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20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2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03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19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2416" calcext:value-type="float">
            <text:p>35.3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168" calcext:value-type="float">
            <text:p>35.2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13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5-08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06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1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10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14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27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14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27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0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02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29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24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2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1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2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25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92338181818" calcext:value-type="float">
            <text:p>31.06923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9164137931" calcext:value-type="float">
            <text:p>29.11491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19037419355" calcext:value-type="float">
            <text:p>29.8819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3830344828" calcext:value-type="float">
            <text:p>32.756383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77392" calcext:value-type="float">
            <text:p>33.11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7339354839" calcext:value-type="float">
            <text:p>33.9187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5472" calcext:value-type="float">
            <text:p>34.37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42209032258" calcext:value-type="float">
            <text:p>31.26422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4492" calcext:value-type="float">
            <text:p>29.84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14415483871" calcext:value-type="float">
            <text:p>29.5514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92786206896" calcext:value-type="float">
            <text:p>29.56927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74051612903" calcext:value-type="float">
            <text:p>29.137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2970322581" calcext:value-type="float">
            <text:p>29.1202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1936" calcext:value-type="float">
            <text:p>29.18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7592" calcext:value-type="float">
            <text:p>29.3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0516" calcext:value-type="float">
            <text:p>30.842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6926451613" calcext:value-type="float">
            <text:p>32.1626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06144516129" calcext:value-type="float">
            <text:p>33.3806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2804" calcext:value-type="float">
            <text:p>33.10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71024516129" calcext:value-type="float">
            <text:p>30.4271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8552" calcext:value-type="float">
            <text:p>29.3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61261935484" calcext:value-type="float">
            <text:p>29.6461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10128571429" calcext:value-type="float">
            <text:p>29.33101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5003870968" calcext:value-type="float">
            <text:p>28.8915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34487741935" calcext:value-type="float">
            <text:p>29.36344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56862068965" calcext:value-type="float">
            <text:p>29.33568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2067096774" calcext:value-type="float">
            <text:p>29.5652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89952" calcext:value-type="float">
            <text:p>32.49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99527741935" calcext:value-type="float">
            <text:p>34.91995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15042580645" calcext:value-type="float">
            <text:p>33.9615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24992" calcext:value-type="float">
            <text:p>31.83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1050322581" calcext:value-type="float">
            <text:p>32.1561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16044" calcext:value-type="float">
            <text:p>29.651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9762580645" calcext:value-type="float">
            <text:p>29.3559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71585714286" calcext:value-type="float">
            <text:p>29.51715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9989677419" calcext:value-type="float">
            <text:p>29.2549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87928" calcext:value-type="float">
            <text:p>29.55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30496" calcext:value-type="float">
            <text:p>29.6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2398709677" calcext:value-type="float">
            <text:p>29.8182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4704" calcext:value-type="float">
            <text:p>33.27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6104516129" calcext:value-type="float">
            <text:p>32.5866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95540645161" calcext:value-type="float">
            <text:p>34.6795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7536" calcext:value-type="float">
            <text:p>33.15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81486451613" calcext:value-type="float">
            <text:p>30.8581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90104" calcext:value-type="float">
            <text:p>29.9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03602580645" calcext:value-type="float">
            <text:p>29.3803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17402857143" calcext:value-type="float">
            <text:p>29.38174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3427096774" calcext:value-type="float">
            <text:p>29.5103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59432" calcext:value-type="float">
            <text:p>29.41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9349677419" calcext:value-type="float">
            <text:p>30.2669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38264" calcext:value-type="float">
            <text:p>31.1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77241290323" calcext:value-type="float">
            <text:p>32.3777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8092903226" calcext:value-type="float">
            <text:p>34.1898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58232" calcext:value-type="float">
            <text:p>33.53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8939354839" calcext:value-type="float">
            <text:p>32.5318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01036" calcext:value-type="float">
            <text:p>30.750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30848" calcext:value-type="float">
            <text:p>29.86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36256551724" calcext:value-type="float">
            <text:p>30.033625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2732" calcext:value-type="float">
            <text:p>29.897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89307826087" calcext:value-type="float">
            <text:p>29.478930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14738181818" calcext:value-type="float">
            <text:p>29.94147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8215652174" calcext:value-type="float">
            <text:p>31.586821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727" calcext:value-type="float">
            <text:p>31.49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3084" calcext:value-type="float">
            <text:p>31.53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8334" calcext:value-type="float">
            <text:p>31.628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3574" calcext:value-type="float">
            <text:p>31.643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6538" calcext:value-type="float">
            <text:p>31.736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5262" calcext:value-type="float">
            <text:p>32.195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8244" calcext:value-type="float">
            <text:p>30.90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82" meta:object-count="0"/>
    <meta:user-defined meta:name="AppVersion">3.0</meta:user-defined>
  </office:meta>
</office:document-meta>
</file>